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T4" style:parent-style-name="Policepardéfaut" style:family="text">
      <style:text-properties style:font-name="Wingdings" style:font-name-asian="Wingdings" style:font-name-complex="Wingdings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T7" style:parent-style-name="Policepardéfaut" style:family="text">
      <style:text-properties style:font-name="Wingdings" style:font-name-asian="Wingdings" style:font-name-complex="Wingdings"/>
    </style:style>
    <style:style style:name="T8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Cult éco,jud,man</text:p>
      <text:p text:style-name="Sansinterligne"/>
      <text:p text:style-name="Sansinterligne">Cas d’entreprise : Société Générale</text:p>
      <text:p text:style-name="Sansinterligne"/>
      <text:p text:style-name="Sansinterligne">Mission 1 :</text:p>
      <text:p text:style-name="Sansinterligne"/>
      <text:p text:style-name="Sansinterligne">1)Les agents économiques dont il est question ici sont les banques, les entreprises et les ménages.</text:p>
      <text:p text:style-name="Sansinterligne"/>
      <text:p text:style-name="Sansinterligne">2)La fonction principale des banques est de collecter l’épargne et de faire des prêts.</text:p>
      <text:p text:style-name="Sansinterligne">La fonction principale des entreprises est la production de biens et de services.</text:p>
      <text:p text:style-name="Sansinterligne">La fonction principale des ménages est pour les directeurs de gérer et pour les stagiaires de travailler.</text:p>
      <text:p text:style-name="Sansinterligne"/>
      <text:p text:style-name="Sansinterligne">Mission 2 :</text:p>
      <text:p text:style-name="Sansinterligne"/>
      <text:p text:style-name="Sansinterligne">3) La banque fait l’intermédiaire entre les entreprises et les ménages (épargnes, prêts).</text:p>
      <text:p text:style-name="Sansinterligne"/>
      <text:p text:style-name="Sansinterligne">4) Banque<text:span text:style-name="T2"></text:span><text:s/>prêts aux entreprises<text:s/><text:span text:style-name="T3"></text:span><text:s/>Hausse d’investissement<text:span text:style-name="T4"></text:span><text:s/>+ compétitive<text:s/></text:p>
      <text:p text:style-name="Sansinterligne"><text:tab/><text:s text:c="4"/><text:span text:style-name="T5"></text:span>+ de ventes (Chiffre d’Affaire)<text:s/><text:span text:style-name="T6"></text:span><text:s/>+ d’embauches</text:p>
      <text:p text:style-name="Sansinterligne"><text:s/><text:tab/><text:s text:c="4"/><text:span text:style-name="T7"></text:span>+ de pouvoir d’achats<text:s/><text:span text:style-name="T8"></text:span>+ de consommations</text:p>
      <text:p text:style-name="Sansinterligne"><text:tab/><text:s text:c="4"/>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8T13:40:00Z</meta:creation-date>
    <dc:date>2020-09-08T14:11:00Z</dc:date>
    <meta:template xlink:href="Normal" xlink:type="simple"/>
    <meta:editing-cycles>1</meta:editing-cycles>
    <meta:editing-duration>PT1860S</meta:editing-duration>
    <meta:document-statistic meta:page-count="1" meta:paragraph-count="1" meta:word-count="112" meta:character-count="733" meta:row-count="5" meta:non-whitespace-character-count="622"/>
  </office:meta>
</office:document-meta>
</file>